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Invoice" style:family="table">
      <style:table-properties style:width="6.5in" fo:margin-left="-0.0201in" fo:margin-top="0in" fo:margin-bottom="0in" table:align="left" fo:background-color="transparent" style:writing-mode="lr-tb">
        <style:background-image/>
      </style:table-properties>
    </style:style>
    <style:style style:name="Invoice.A" style:family="table-column">
      <style:table-column-properties style:column-width="0.3715in"/>
    </style:style>
    <style:style style:name="Invoice.B" style:family="table-column">
      <style:table-column-properties style:column-width="3.4806in"/>
    </style:style>
    <style:style style:name="Invoice.C" style:family="table-column">
      <style:table-column-properties style:column-width="0.7813in"/>
    </style:style>
    <style:style style:name="Invoice.D" style:family="table-column">
      <style:table-column-properties style:column-width="0.9889in"/>
    </style:style>
    <style:style style:name="Invoice.E" style:family="table-column">
      <style:table-column-properties style:column-width="0.8778in"/>
    </style:style>
    <style:style style:name="Invoice.1" style:family="table-row">
      <style:table-row-properties fo:keep-together="auto"/>
    </style:style>
    <style:style style:name="Invoice.A1" style:family="table-cell">
      <style:table-cell-properties style:vertical-align="middle" fo:padding="0.0382in" fo:border-left="none" fo:border-right="none" fo:border-top="none" fo:border-bottom="0.5pt solid #000000"/>
    </style:style>
    <style:style style:name="Invoice.2" style:family="table-row">
      <style:table-row-properties fo:background-color="transparent" fo:keep-together="auto">
        <style:background-image/>
      </style:table-row-properties>
    </style:style>
    <style:style style:name="Invoice.A2" style:family="table-cell">
      <style:table-cell-properties style:vertical-align="middle" fo:padding="0.0382in" fo:border="none"/>
    </style:style>
    <style:style style:name="Invoice.D2" style:family="table-cell" style:data-style-name="N10004">
      <style:table-cell-properties style:vertical-align="middle" fo:padding="0.0382in" fo:border="none"/>
    </style:style>
    <style:style style:name="Invoice.C3" style:family="table-cell" style:data-style-name="N10001">
      <style:table-cell-properties style:vertical-align="middle" fo:padding="0.0382in" fo:border="none"/>
    </style:style>
    <style:style style:name="Invoice.A5" style:family="table-cell">
      <style:table-cell-properties style:vertical-align="middle" fo:padding="0.0382in" fo:border-left="none" fo:border-right="none" fo:border-top="0.5pt solid #000000" fo:border-bottom="none"/>
    </style:style>
    <style:style style:name="Invoice.B5" style:family="table-cell">
      <style:table-cell-properties style:vertical-align="middle" fo:padding="0.0382in" fo:border-left="none" fo:border-right="none" fo:border-top="0.5pt solid #000000" fo:border-bottom="none"/>
    </style:style>
    <style:style style:name="Invoice.C5" style:family="table-cell">
      <style:table-cell-properties style:vertical-align="middle" fo:padding="0.0382in" fo:border-left="none" fo:border-right="none" fo:border-top="0.5pt solid #000000" fo:border-bottom="none"/>
    </style:style>
    <style:style style:name="Invoice.D5" style:family="table-cell">
      <style:table-cell-properties style:vertical-align="middle" fo:padding="0.0382in" fo:border-left="none" fo:border-right="none" fo:border-top="0.5pt solid #000000" fo:border-bottom="none"/>
    </style:style>
    <style:style style:name="Invoice.E5" style:family="table-cell" style:data-style-name="N4">
      <style:table-cell-properties style:vertical-align="middle" fo:padding="0.0382in" fo:border-left="none" fo:border-right="none" fo:border-top="0.5pt solid #000000" fo:border-bottom="none"/>
    </style:style>
    <style:style style:name="Invoice.D6" style:family="table-cell" style:data-style-name="N10">
      <style:table-cell-properties style:vertical-align="middle" fo:padding="0.0382in" fo:border="none"/>
    </style:style>
    <style:style style:name="Invoice.E6" style:family="table-cell" style:data-style-name="N4">
      <style:table-cell-properties style:vertical-align="middle" fo:padding="0.0382in" fo:border="none"/>
    </style:style>
    <style:style style:name="Invoice.E7" style:family="table-cell" style:data-style-name="N122">
      <style:table-cell-properties style:vertical-align="middle" fo:padding="0.0382in" fo:border="none"/>
    </style:style>
    <style:style style:name="P1" style:family="paragraph" style:parent-style-name="Header">
      <style:paragraph-properties>
        <style:tab-stops>
          <style:tab-stop style:position="2.5598in"/>
          <style:tab-stop style:position="3.8398in"/>
          <style:tab-stop style:position="4.0362in"/>
          <style:tab-stop style:position="5.0209in"/>
          <style:tab-stop style:position="5.5126in"/>
          <style:tab-stop style:position="6.5319in" style:type="right"/>
        </style:tab-stops>
      </style:paragraph-properties>
      <style:text-properties fo:font-size="8pt" fo:language="de" fo:country="DE" officeooo:paragraph-rsid="002b7119" style:font-size-asian="8pt" style:font-size-complex="8pt"/>
    </style:style>
    <style:style style:name="P2" style:family="paragraph" style:parent-style-name="Header">
      <style:paragraph-properties>
        <style:tab-stops>
          <style:tab-stop style:position="2.5598in"/>
          <style:tab-stop style:position="3.8398in"/>
          <style:tab-stop style:position="4.0362in"/>
          <style:tab-stop style:position="5.0209in"/>
          <style:tab-stop style:position="5.5126in"/>
          <style:tab-stop style:position="6.5319in" style:type="right"/>
        </style:tab-stops>
      </style:paragraph-properties>
      <style:text-properties fo:font-size="8pt" fo:language="de" fo:country="DE" officeooo:paragraph-rsid="001ef3ee" style:font-size-asian="8pt" style:font-size-complex="8pt"/>
    </style:style>
    <style:style style:name="P3" style:family="paragraph" style:parent-style-name="Header">
      <style:paragraph-properties>
        <style:tab-stops>
          <style:tab-stop style:position="2.5598in"/>
          <style:tab-stop style:position="3.8398in"/>
          <style:tab-stop style:position="4.0362in"/>
          <style:tab-stop style:position="4.439in"/>
          <style:tab-stop style:position="5.0209in"/>
          <style:tab-stop style:position="5.5126in"/>
          <style:tab-stop style:position="6.5319in" style:type="right"/>
        </style:tab-stops>
      </style:paragraph-properties>
      <style:text-properties style:font-name="Source Sans Pro" fo:font-size="18pt" fo:language="de" fo:country="DE" fo:font-weight="bold" officeooo:rsid="002aa7c2" officeooo:paragraph-rsid="002d8033" fo:background-color="#ffffff" style:font-size-asian="18pt" style:font-weight-asian="bold" style:font-size-complex="18pt" style:font-weight-complex="bold"/>
    </style:style>
    <style:style style:name="P4" style:family="paragraph" style:parent-style-name="Footer">
      <style:paragraph-properties>
        <style:tab-stops>
          <style:tab-stop style:position="3.2661in" style:type="center"/>
          <style:tab-stop style:position="6.4953in" style:type="right"/>
        </style:tab-stops>
      </style:paragraph-properties>
      <style:text-properties officeooo:paragraph-rsid="002d8033"/>
    </style:style>
    <style:style style:name="P5" style:family="paragraph" style:parent-style-name="Footer">
      <style:paragraph-properties>
        <style:tab-stops>
          <style:tab-stop style:position="3.2661in" style:type="center"/>
          <style:tab-stop style:position="6.4953in" style:type="right"/>
        </style:tab-stops>
      </style:paragraph-properties>
      <style:text-properties officeooo:paragraph-rsid="002f1802"/>
    </style:style>
    <style:style style:name="P6" style:family="paragraph" style:parent-style-name="Standard">
      <style:text-properties fo:language="de" fo:country="DE"/>
    </style:style>
    <style:style style:name="P7" style:family="paragraph" style:parent-style-name="Standard">
      <style:paragraph-properties>
        <style:tab-stops>
          <style:tab-stop style:position="4.0362in"/>
          <style:tab-stop style:position="5.4146in"/>
        </style:tab-stops>
      </style:paragraph-properties>
      <style:text-properties fo:language="de" fo:country="DE"/>
    </style:style>
    <style:style style:name="P8" style:family="paragraph" style:parent-style-name="Standard">
      <style:paragraph-properties>
        <style:tab-stops>
          <style:tab-stop style:position="1.772in"/>
          <style:tab-stop style:position="4.0362in"/>
          <style:tab-stop style:position="5.4146in"/>
        </style:tab-stops>
      </style:paragraph-properties>
      <style:text-properties fo:language="de" fo:country="DE"/>
    </style:style>
    <style:style style:name="P9" style:family="paragraph" style:parent-style-name="Standard">
      <style:paragraph-properties>
        <style:tab-stops>
          <style:tab-stop style:position="1.772in"/>
          <style:tab-stop style:position="4.0362in"/>
          <style:tab-stop style:position="5.4146in"/>
        </style:tab-stops>
      </style:paragraph-properties>
      <style:text-properties fo:language="de" fo:country="DE" officeooo:rsid="0027eb54"/>
    </style:style>
    <style:style style:name="P10" style:family="paragraph" style:parent-style-name="Standard">
      <style:text-properties fo:language="de" fo:country="DE" fo:font-weight="normal" officeooo:rsid="00282942" officeooo:paragraph-rsid="00282942" style:font-weight-asian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fo:language="de" fo:country="DE" fo:font-weight="bold" officeooo:rsid="0034d8bd" officeooo:paragraph-rsid="00292cae" style:font-weight-asian="bold" style:font-weight-complex="bold"/>
    </style:style>
    <style:style style:name="P12" style:family="paragraph" style:parent-style-name="Standard">
      <style:text-properties officeooo:paragraph-rsid="002d8033"/>
    </style:style>
    <style:style style:name="P13" style:family="paragraph" style:parent-style-name="Standard">
      <style:text-properties fo:color="#808080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color="#808080"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color="#808080"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color="#808080" fo:font-size="10pt" officeooo:rsid="0033a451" officeooo:paragraph-rsid="0033a451" style:font-size-asian="10pt" style:font-size-complex="10pt"/>
    </style:style>
    <style:style style:name="P17" style:family="paragraph" style:parent-style-name="Standard">
      <style:paragraph-properties fo:text-align="end" style:justify-single-word="false"/>
      <style:text-properties fo:color="#808080" fo:font-size="10pt" officeooo:rsid="0034d8bd" style:font-size-asian="10pt" style:font-size-complex="10pt"/>
    </style:style>
    <style:style style:name="P18" style:family="paragraph" style:parent-style-name="Standard">
      <style:text-properties fo:color="#808080" fo:font-size="10pt" fo:language="de" fo:country="DE" style:font-size-asian="10pt" style:font-size-complex="10pt"/>
    </style:style>
    <style:style style:name="P19" style:family="paragraph" style:parent-style-name="Standard">
      <style:text-properties fo:color="#808080" fo:font-size="12pt" style:font-size-asian="12pt" style:font-size-complex="12pt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text-properties style:font-name="Source Sans Pro" fo:font-size="12pt" fo:language="de" fo:country="DE" fo:font-weight="bold" officeooo:rsid="00282942" officeooo:paragraph-rsid="00282942" fo:background-color="#ffffff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Source Sans Pro" fo:font-size="12pt" fo:language="de" fo:country="DE" fo:font-weight="normal" officeooo:rsid="00282942" officeooo:paragraph-rsid="00282942" fo:background-color="#ffffff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officeooo:rsid="0035c7a9" officeooo:paragraph-rsid="0035c7a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/>
      <style:text-properties fo:font-size="12pt" officeooo:rsid="0033a451" style:font-size-asian="12pt" style:font-size-complex="12pt"/>
    </style:style>
    <style:style style:name="P27" style:family="paragraph" style:parent-style-name="Standard">
      <style:paragraph-properties fo:text-align="end" style:justify-single-word="false"/>
      <style:text-properties fo:font-size="12pt" officeooo:rsid="0033a451" officeooo:paragraph-rsid="0033a451" style:font-size-asian="12pt" style:font-size-complex="12pt"/>
    </style:style>
    <style:style style:name="P28" style:family="paragraph" style:parent-style-name="Sender">
      <style:text-properties officeooo:paragraph-rsid="002ec33c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fo:padding="0in" fo:border="none" style:writing-mode="lr-tb"/>
      <style:text-properties fo:color="#808080" fo:font-size="12pt" style:font-size-asian="12pt" style:font-size-complex="12pt"/>
    </style:style>
    <style:style style:name="P30" style:family="paragraph" style:parent-style-name="Standard">
      <style:paragraph-properties fo:text-align="end" style:justify-single-word="false"/>
      <style:text-properties fo:color="#808080" fo:font-size="10pt" fo:language="de" fo:country="DE" officeooo:rsid="0027eb54" style:font-size-asian="10pt" style:font-size-complex="10pt"/>
    </style:style>
    <style:style style:name="P31" style:family="paragraph" style:parent-style-name="Standard">
      <style:paragraph-properties>
        <style:tab-stops>
          <style:tab-stop style:position="5.5654in" style:type="right"/>
          <style:tab-stop style:position="6.5028in" style:type="right"/>
        </style:tab-stops>
      </style:paragraph-properties>
      <style:text-properties officeooo:paragraph-rsid="002d8033"/>
    </style:style>
    <style:style style:name="P32" style:family="paragraph" style:parent-style-name="Standard">
      <style:paragraph-properties>
        <style:tab-stops>
          <style:tab-stop style:position="5.5654in" style:type="right"/>
          <style:tab-stop style:position="6.5028in" style:type="right"/>
        </style:tab-stops>
      </style:paragraph-properties>
      <style:text-properties officeooo:paragraph-rsid="002f2916"/>
    </style:style>
    <style:style style:name="P33" style:family="paragraph" style:parent-style-name="Sender" style:master-page-name="Standard">
      <style:paragraph-properties style:page-number="auto"/>
      <style:text-properties fo:language="de" fo:country="DE" officeooo:paragraph-rsid="002d8033"/>
    </style:style>
    <style:style style:name="T1" style:family="text">
      <style:text-properties officeooo:rsid="002ec33c"/>
    </style:style>
    <style:style style:name="T2" style:family="text">
      <style:text-properties officeooo:rsid="002d8033"/>
    </style:style>
    <style:style style:name="T3" style:family="text">
      <style:text-properties fo:color="#808080" style:text-underline-style="none" officeooo:rsid="002d8033"/>
    </style:style>
    <style:style style:name="T4" style:family="text">
      <style:text-properties fo:color="#808080" officeooo:rsid="002d8033"/>
    </style:style>
    <style:style style:name="T5" style:family="text">
      <style:text-properties style:font-name="Source Sans Pro" fo:language="de" fo:country="DE" fo:font-weight="normal" officeooo:rsid="00282942" fo:background-color="#ffffff" loext:char-shading-value="0" style:font-weight-asian="normal" style:font-weight-complex="normal"/>
    </style:style>
    <style:style style:name="T6" style:family="text">
      <style:text-properties style:font-name="Source Sans Pro" fo:language="de" fo:country="DE" fo:font-weight="bold" officeooo:rsid="00282942" fo:background-color="#ffffff" loext:char-shading-value="0" style:font-weight-asian="bold" style:font-weight-complex="bold"/>
    </style:style>
    <style:style style:name="T7" style:family="text">
      <style:text-properties style:font-name="Source Sans Pro" fo:font-size="12pt" fo:font-weight="bold" officeooo:rsid="0038b867" fo:background-color="#ffffff" loext:char-shading-value="0" style:font-size-asian="10.5pt" style:font-weight-asian="bold" style:font-weight-complex="bold"/>
    </style:style>
    <style:style style:name="T8" style:family="text">
      <style:text-properties fo:language="de" fo:country="DE"/>
    </style:style>
    <style:style style:name="T9" style:family="text">
      <style:text-properties fo:language="de" fo:country="DE" fo:font-weight="bold" style:font-weight-asian="bold" style:font-weight-complex="bold"/>
    </style:style>
    <style:style style:name="T10" style:family="text">
      <style:text-properties fo:language="de" fo:country="DE" fo:font-weight="bold" officeooo:rsid="002d8033" style:font-weight-asian="bold" style:font-weight-complex="bold"/>
    </style:style>
    <style:style style:name="T11" style:family="text">
      <style:text-properties fo:language="de" fo:country="DE" officeooo:rsid="0024db2f"/>
    </style:style>
    <style:style style:name="T12" style:family="text">
      <style:text-properties fo:language="de" fo:country="DE" officeooo:rsid="00261882"/>
    </style:style>
    <style:style style:name="T13" style:family="text">
      <style:text-properties fo:language="de" fo:country="DE" officeooo:rsid="002ab37d"/>
    </style:style>
    <style:style style:name="T14" style:family="text">
      <style:text-properties fo:language="de" fo:country="DE" officeooo:rsid="0038b86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8b867" style:font-weight-asian="bold" style:font-weight-complex="bold"/>
    </style:style>
    <style:style style:name="T17" style:family="text">
      <style:text-properties officeooo:rsid="0034d8bd"/>
    </style:style>
    <style:style style:name="T18" style:family="text">
      <style:text-properties officeooo:rsid="0038b867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number-style style:name="N10001" number:language="en" number:country="US">
      <number:number number:decimal-places="0" loext:min-decimal-places="0"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Your company <text:s/>· <text:s/><text:span text:style-name="T1">S</text:span>treet <text:span text:style-name="T1">name</text:span> 123 <text:s/>· <text:s/>12345 City name</text:p>
      <text:p text:style-name="P12"/>
      <text:p text:style-name="P31"><text:span text:style-name="T9">Recipient </text:span><text:span text:style-name="T10">company</text:span><text:span text:style-name="T9"> name</text:span><text:tab/><text:span text:style-name="T15">Invoice </text:span><text:span text:style-name="T7">#</text:span><text:span text:style-name="T15">:<text:tab/>1234501</text:span></text:p>
      <text:p text:style-name="P32"><text:span text:style-name="T8">Street name 123</text:span><text:tab/>Project <text:span text:style-name="T18">#</text:span>:<text:tab/>123456789</text:p>
      <text:p text:style-name="P32">12345 City name<text:tab/><text:span text:style-name="T8">Customer </text:span><text:span text:style-name="T14">#</text:span><text:span text:style-name="T8">:<text:tab/>12345</text:span></text:p>
      <text:p text:style-name="P32"><text:span text:style-name="T8">Countr</text:span><text:span text:style-name="T11">y<text:tab/></text:span><text:span text:style-name="T8">Date:<text:tab/></text:span><text:span text:style-name="T8"><text:date style:data-style-name="N75" text:date-value="2021-02-05T21:07:43.469864660">5. Feb 2021</text:date></text:span></text:p>
      <text:p text:style-name="P7"/>
      <text:p text:style-name="P7"/>
      <text:p text:style-name="P7"/>
      <text:p text:style-name="P7"/>
      <text:p text:style-name="P6">Dear Reader,</text:p>
      <text:p text:style-name="Standard"/>
      <text:p text:style-name="Standard"><text:span text:style-name="T8">thank </text:span><text:span text:style-name="T13">you</text:span><text:span text:style-name="T8"> for your order. </text:span><text:span text:style-name="T12">The breakdown is as follows:</text:span></text:p>
      <text:p text:style-name="P7"/>
      <table:table table:name="Invoice" table:style-name="Invoice">
        <table:table-column table:style-name="Invoice.A"/>
        <table:table-column table:style-name="Invoice.B"/>
        <table:table-column table:style-name="Invoice.C"/>
        <table:table-column table:style-name="Invoice.D"/>
        <table:table-column table:style-name="Invoice.E"/>
        <table:table-row table:style-name="Invoice.1">
          <table:table-cell table:style-name="Invoice.A1" office:value-type="string">
            <text:p text:style-name="P13"><text:bookmark-start text:name="_GoBack"/>Pos.</text:p>
          </table:table-cell>
          <table:table-cell table:style-name="Invoice.A1" office:value-type="string">
            <text:p text:style-name="P18">Description</text:p>
          </table:table-cell>
          <table:table-cell table:style-name="Invoice.A1" office:value-type="string">
            <text:p text:style-name="P14">Quantity</text:p>
          </table:table-cell>
          <table:table-cell table:style-name="Invoice.A1" office:value-type="string">
            <text:p text:style-name="P15">Price</text:p>
          </table:table-cell>
          <table:table-cell table:style-name="Invoice.A1" office:value-type="string">
            <text:p text:style-name="P15"><text:bookmark-end text:name="_GoBack"/>Total</text:p>
          </table:table-cell>
        </table:table-row>
        <table:table-row table:style-name="Invoice.2">
          <table:table-cell table:style-name="Invoice.A2" office:value-type="string">
            <text:p text:style-name="P29">1</text:p>
          </table:table-cell>
          <table:table-cell table:style-name="Invoice.A2" office:value-type="string">
            <text:p text:style-name="P21">Product</text:p>
            <text:p text:style-name="P23">Details, article no.</text:p>
          </table:table-cell>
          <table:table-cell table:style-name="Invoice.A2" office:value-type="string">
            <text:p text:style-name="P24">2</text:p>
          </table:table-cell>
          <table:table-cell table:style-name="Invoice.D2" office:value-type="float" office:value="50">
            <text:p text:style-name="P27">50.00</text:p>
          </table:table-cell>
          <table:table-cell table:style-name="Invoice.D2" table:formula="ooow:&lt;C2&gt;*&lt;D2&gt;" office:value-type="float" office:value="100">
            <text:p text:style-name="P26">100.00</text:p>
          </table:table-cell>
        </table:table-row>
        <table:table-row table:style-name="Invoice.1">
          <table:table-cell table:style-name="Invoice.A2" office:value-type="string">
            <text:p text:style-name="P19">2</text:p>
          </table:table-cell>
          <table:table-cell table:style-name="Invoice.A2" office:value-type="string">
            <text:p text:style-name="P21">Accessories</text:p>
            <text:p text:style-name="P22">Details, article no.</text:p>
          </table:table-cell>
          <table:table-cell table:style-name="Invoice.C3" office:value-type="float" office:value="3">
            <text:p text:style-name="P25">3</text:p>
          </table:table-cell>
          <table:table-cell table:style-name="Invoice.D2" office:value-type="float" office:value="20">
            <text:p text:style-name="P27">20.00</text:p>
          </table:table-cell>
          <table:table-cell table:style-name="Invoice.D2" table:formula="ooow:&lt;C3&gt;*&lt;D3&gt;" office:value-type="float" office:value="60">
            <text:p text:style-name="P26">60.00</text:p>
          </table:table-cell>
        </table:table-row>
        <table:table-row table:style-name="Invoice.1">
          <table:table-cell table:style-name="Invoice.A2" office:value-type="string">
            <text:p text:style-name="P19">3</text:p>
          </table:table-cell>
          <table:table-cell table:style-name="Invoice.A2" office:value-type="string">
            <text:p text:style-name="P23"><text:span text:style-name="T6">Delivery<text:line-break/></text:span><text:span text:style-name="T5">3–5 working days</text:span></text:p>
          </table:table-cell>
          <table:table-cell table:style-name="Invoice.C3" office:value-type="float" office:value="1">
            <text:p text:style-name="P25">1</text:p>
          </table:table-cell>
          <table:table-cell table:style-name="Invoice.D2" office:value-type="float" office:value="10">
            <text:p text:style-name="P27">10.00</text:p>
          </table:table-cell>
          <table:table-cell table:style-name="Invoice.D2" table:formula="ooow:&lt;C4&gt;*&lt;D4&gt;" office:value-type="float" office:value="10">
            <text:p text:style-name="P26">10.00</text:p>
          </table:table-cell>
        </table:table-row>
        <table:table-row table:style-name="Invoice.1">
          <table:table-cell table:style-name="Invoice.A5" office:value-type="string">
            <text:p text:style-name="Standard"/>
          </table:table-cell>
          <table:table-cell table:style-name="Invoice.B5" office:value-type="string">
            <text:p text:style-name="Standard"/>
          </table:table-cell>
          <table:table-cell table:style-name="Invoice.C5" office:value-type="string">
            <text:p text:style-name="P15"/>
          </table:table-cell>
          <table:table-cell table:style-name="Invoice.D5" office:value-type="string">
            <text:p text:style-name="P15">Net total</text:p>
          </table:table-cell>
          <table:table-cell table:style-name="Invoice.E5" table:formula="ooow:sum(&lt;E2&gt;|&lt;E3&gt;|&lt;E4&gt;)" office:value-type="float" office:value="170">
            <text:p text:style-name="P15">170.00</text:p>
          </table:table-cell>
        </table:table-row>
        <table:table-row table:style-name="Invoice.1">
          <table:table-cell table:style-name="Invoice.A2" office:value-type="string">
            <text:p text:style-name="Standard"/>
          </table:table-cell>
          <table:table-cell table:style-name="Invoice.A2" office:value-type="string">
            <text:p text:style-name="Standard"/>
          </table:table-cell>
          <table:table-cell table:style-name="Invoice.A2" office:value-type="string">
            <text:p text:style-name="P16">VAT</text:p>
          </table:table-cell>
          <table:table-cell table:style-name="Invoice.D6" office:value-type="percentage" office:value="0.19">
            <text:p text:style-name="P30">19%</text:p>
          </table:table-cell>
          <table:table-cell table:style-name="Invoice.E6" table:formula="ooow:&lt;E5&gt;*&lt;D6&gt;" office:value-type="float" office:value="32.3">
            <text:p text:style-name="P17">32.30</text:p>
          </table:table-cell>
        </table:table-row>
        <table:table-row table:style-name="Invoice.1">
          <table:table-cell table:style-name="Invoice.A2" office:value-type="string">
            <text:p text:style-name="Standard"/>
          </table:table-cell>
          <table:table-cell table:style-name="Invoice.A2" office:value-type="string">
            <text:p text:style-name="Standard"/>
          </table:table-cell>
          <table:table-cell table:style-name="Invoice.A2" office:value-type="string">
            <text:p text:style-name="P20"/>
          </table:table-cell>
          <table:table-cell table:style-name="Invoice.A2" office:value-type="string">
            <text:p text:style-name="P20">Gross tota<text:span text:style-name="T17">l</text:span></text:p>
          </table:table-cell>
          <table:table-cell table:style-name="Invoice.E7" table:formula="ooow:sum(&lt;E5:E6&gt;)" office:value-type="currency" office:currency="EUR" office:value="202.3">
            <text:p text:style-name="P11">€202.30</text:p>
          </table:table-cell>
        </table:table-row>
      </table:table>
      <text:p text:style-name="P7"/>
      <text:p text:style-name="P10">The amount is payable within 7 days to:</text:p>
      <text:p text:style-name="P10"/>
      <text:p text:style-name="P6">ABC Bank</text:p>
      <text:p text:style-name="P6">IBAN: DE12 3456 7890 0000 1234 5678 00</text:p>
      <text:p text:style-name="P6">SWIFT: ABCDEF1234</text:p>
      <text:p text:style-name="P9"/>
      <text:p text:style-name="P8"/>
      <text:p text:style-name="Standard">Yours sincerely,</text:p>
      <text:p text:style-name="Standard"/>
      <text:p text:style-name="Standard"/>
      <text:p text:style-name="Standard"/>
      <text:p text:style-name="Standard">Your name</text:p>
      <text:p text:style-name="P28">Job tit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.5pt" fo:letter-spacing="normal" fo:language="en" fo:country="US" style:letter-kerning="false" style:font-name-asian="Cambria1" style:font-size-asian="12pt" style:language-asian="de" style:country-asian="DE" style:font-name-complex="Cambri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0.5pt" fo:letter-spacing="normal" fo:language="en" fo:country="US" style:letter-kerning="false" style:font-name-asian="Cambria1" style:font-size-asian="12pt" style:language-asian="de" style:country-asian="DE" style:font-name-complex="Cambri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 style:writing-mode="lr-tb"/>
      <style:text-properties style:font-name="Source Sans Pro" fo:font-family="'Source Sans Pro'" style:font-style-name="Regular" style:font-family-generic="swiss" style:font-pitch="variable" fo:font-size="12pt" fo:background-color="#ffffff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139in" loext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22in" fo:margin-bottom="0.139in" loext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22in" fo:margin-bottom="0.139in" loext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22in" fo:margin-bottom="0.139in" loext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222in" fo:margin-bottom="0.139in" loext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222in" fo:margin-bottom="0.139in" loext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222in" fo:margin-bottom="0.139in" loext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.2083in" fo:margin-bottom="0.139in" loext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.139in" fo:margin-bottom="0.139in" loext:contextual-spacing="false"/>
      <style:text-properties fo:font-size="12pt" style:font-size-asian="12pt" style:font-size-complex="12pt"/>
    </style:style>
    <style:style style:name="Footnote" style:family="paragraph" style:parent-style-name="Standard" style:default-outline-level="" style:class="extra">
      <style:paragraph-properties fo:margin-top="0in" fo:margin-bottom="0.028in" loext:contextual-spacing="false" fo:line-height="100%"/>
      <style:text-properties fo:font-size="9pt" style:font-size-asian="9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in" fo:margin-top="0in" fo:margin-bottom="0.0398in" loext:contextual-spacing="false" fo:text-indent="0in" style:auto-text-indent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965in" fo:margin-right="0in" fo:margin-top="0in" fo:margin-bottom="0.0398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3937in" fo:margin-right="0in" fo:margin-top="0in" fo:margin-bottom="0.0398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5902in" fo:margin-right="0in" fo:margin-top="0in" fo:margin-bottom="0.0398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7874in" fo:margin-right="0in" fo:margin-top="0in" fo:margin-bottom="0.0398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9839in" fo:margin-right="0in" fo:margin-top="0in" fo:margin-bottom="0.0398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1.1811in" fo:margin-right="0in" fo:margin-top="0in" fo:margin-bottom="0.0398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1.378in" fo:margin-right="0in" fo:margin-top="0in" fo:margin-bottom="0.0398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5752in" fo:margin-right="0in" fo:margin-top="0in" fo:margin-bottom="0.0398in" loext:contextual-spacing="fals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000000" fo:font-size="14pt" fo:font-weight="bold" style:font-name-asian="Calibri" style:font-family-asian="Calibri" style:font-family-generic-asian="system" style:font-pitch-asian="variable" style:font-size-asian="14pt" style:font-weight-asian="bold" style:font-name-complex="Calibri" style:font-family-complex="Calibri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style:use-window-font-color="true" fo:font-size="12pt" fo:font-weight="bold" fo:background-color="#ffffff" style:font-name-asian="Calibri" style:font-family-asian="Calibri" style:font-family-generic-asian="system" style:font-pitch-asian="variable" style:font-size-asian="12pt" style:font-weight-asian="bold" style:font-name-complex="Calibri" style:font-family-complex="Calibri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style:font-name="Source Sans Pro" fo:font-family="'Source Sans Pro'" style:font-style-name="Regular" style:font-family-generic="swiss" style:font-pitch="variable" fo:background-color="#ffffff"/>
    </style:style>
    <style:style style:name="Foot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color="#808080" fo:font-size="10pt"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808080" fo:font-size="8pt" fo:background-color="#ffffff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  <style:text-properties fo:color="#808080" fo:font-size="10pt" fo:background-color="#ffffff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  <style:text-properties fo:font-size="18pt" fo:font-weight="bold" fo:background-color="#ffffff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000000" style:font-name="Arial" fo:font-family="Arial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Calibri" style:font-family-complex="Calibri" style:font-family-generic-complex="system" style:font-pitch-complex="variable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style:font-name="Arial" fo:font-family="Arial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Calibri" style:font-family-complex="Calibri" style:font-family-generic-complex="system" style:font-pitch-complex="variable" style:font-size-complex="13pt" style:font-weight-complex="bold"/>
    </style:style>
    <style:style style:name="Sprechblasentext_20_Zeichen" style:display-name="Sprechblasentext Zeiche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Kopfzeile_20_Zeichen" style:display-name="Kopfzeile Zeichen" style:family="text" style:parent-style-name="Default_20_Paragraph_20_Font">
      <style:text-properties style:font-name="Arial" fo:font-family="Arial" style:font-family-generic="roman" style:font-pitch="variable" fo:font-size="10.5pt" style:font-size-asian="10.5pt"/>
    </style:style>
    <style:style style:name="Fußzeile_20_Zeichen" style:display-name="Fußzeile Zeichen" style:family="text" style:parent-style-name="Default_20_Paragraph_20_Font">
      <style:text-properties style:font-name="Arial" fo:font-family="Arial" style:font-family-generic="roman" style:font-pitch="variable" fo:font-size="10.5p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22" number:title="User-defined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0121P0" style:volatile="true" number:language="en" number:country="US">
      <number:number number:decimal-places="2" loext:min-decimal-places="2" number:min-integer-digits="1" number:grouping="true"/>
    </number:number-style>
    <number:currency-style style:name="N10121" number:language="en" number:country="US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21P0"/>
    </number:currency-style>
    <number:currency-style style:name="N10123P0" style:volatile="true" number:language="en" number:country="US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0123" number:language="en" number:country="US" number:title="User-defined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23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5598in"/>
          <style:tab-stop style:position="3.8398in"/>
          <style:tab-stop style:position="4.0362in"/>
          <style:tab-stop style:position="5.0209in"/>
          <style:tab-stop style:position="5.5126in"/>
          <style:tab-stop style:position="6.5319in" style:type="right"/>
        </style:tab-stops>
      </style:paragraph-properties>
      <style:text-properties fo:font-size="8pt" fo:language="de" fo:country="DE" officeooo:paragraph-rsid="002b7119" style:font-size-asian="8pt" style:font-size-complex="8pt"/>
    </style:style>
    <style:style style:name="MP2" style:family="paragraph" style:parent-style-name="Header">
      <style:paragraph-properties>
        <style:tab-stops>
          <style:tab-stop style:position="2.5598in"/>
          <style:tab-stop style:position="3.8398in"/>
          <style:tab-stop style:position="4.0362in"/>
          <style:tab-stop style:position="5.0209in"/>
          <style:tab-stop style:position="5.5126in"/>
          <style:tab-stop style:position="6.5319in" style:type="right"/>
        </style:tab-stops>
      </style:paragraph-properties>
      <style:text-properties fo:font-size="8pt" fo:language="de" fo:country="DE" officeooo:paragraph-rsid="001ef3ee" style:font-size-asian="8pt" style:font-size-complex="8pt"/>
    </style:style>
    <style:style style:name="MP3" style:family="paragraph" style:parent-style-name="Header">
      <style:paragraph-properties>
        <style:tab-stops>
          <style:tab-stop style:position="2.5598in"/>
          <style:tab-stop style:position="3.8398in"/>
          <style:tab-stop style:position="4.0362in"/>
          <style:tab-stop style:position="4.439in"/>
          <style:tab-stop style:position="5.0209in"/>
          <style:tab-stop style:position="5.5126in"/>
          <style:tab-stop style:position="6.5319in" style:type="right"/>
        </style:tab-stops>
      </style:paragraph-properties>
      <style:text-properties style:font-name="Source Sans Pro" fo:font-size="18pt" fo:language="de" fo:country="DE" fo:font-weight="bold" officeooo:rsid="002aa7c2" officeooo:paragraph-rsid="002d8033" fo:background-color="#ffffff" style:font-size-asian="18pt" style:font-weight-asian="bold" style:font-size-complex="18pt" style:font-weight-complex="bold"/>
    </style:style>
    <style:style style:name="MP4" style:family="paragraph" style:parent-style-name="Footer">
      <style:paragraph-properties>
        <style:tab-stops>
          <style:tab-stop style:position="3.2661in" style:type="center"/>
          <style:tab-stop style:position="6.4953in" style:type="right"/>
        </style:tab-stops>
      </style:paragraph-properties>
      <style:text-properties officeooo:paragraph-rsid="002d8033"/>
    </style:style>
    <style:style style:name="MP5" style:family="paragraph" style:parent-style-name="Footer">
      <style:paragraph-properties>
        <style:tab-stops>
          <style:tab-stop style:position="3.2661in" style:type="center"/>
          <style:tab-stop style:position="6.4953in" style:type="right"/>
        </style:tab-stops>
      </style:paragraph-properties>
      <style:text-properties officeooo:paragraph-rsid="002f1802"/>
    </style:style>
    <style:style style:name="MT1" style:family="text">
      <style:text-properties officeooo:rsid="002ec33c"/>
    </style:style>
    <style:style style:name="MT2" style:family="text">
      <style:text-properties officeooo:rsid="002d8033"/>
    </style:style>
    <style:style style:name="MT3" style:family="text">
      <style:text-properties fo:color="#808080" style:text-underline-style="none" officeooo:rsid="002d8033"/>
    </style:style>
    <style:style style:name="MT4" style:family="text">
      <style:text-properties fo:color="#808080" officeooo:rsid="002d8033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46in" fo:margin-right="0.7874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807in" fo:margin-left="0in" fo:margin-right="0in" fo:margin-bottom="1.2409in" style:dynamic-spacing="true"/>
      </style:header-style>
      <style:footer-style>
        <style:header-footer-properties fo:min-height="0.4929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/>
        <text:p text:style-name="MP3">Your company name <text:span text:style-name="MT1">or logo</text:span></text:p>
      </style:header>
      <style:footer>
        <text:p text:style-name="MP4">ABC Bank<text:tab/><text:tab/>Managing director: Your name</text:p>
        <text:p text:style-name="MP5">IBAN: DE12 3456 7890 0000 1234 5678 00<text:tab/><text:tab/>VAT-ID: 123456789 <text:s/>· <text:s/><text:span text:style-name="MT2">R</text:span>egistered at XXX XXX</text:p>
        <text:p text:style-name="MP5">SWIFT: ABCDEF1234<text:tab/><text:tab/><text:a xlink:type="simple" xlink:href="mailto:contact@example.com" text:style-name="Internet_20_link" text:visited-style-name="Visited_20_Internet_20_Link"><text:span text:style-name="MT3">contact@example.com</text:span></text:a><text:span text:style-name="MT4"> <text:s/>· </text:span><text:span text:style-name="MT2"><text:s/>example.com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</meta:editing-cycles>
    <meta:creation-date>2021-02-05T21:07:41.325565735</meta:creation-date>
    <meta:generator>LibreOffice/6.4.6.2$Linux_X86_64 LibreOffice_project/40$Build-2</meta:generator>
    <meta:editing-duration>P0D</meta:editing-duration>
    <meta:document-statistic meta:table-count="1" meta:image-count="0" meta:object-count="0" meta:page-count="1" meta:paragraph-count="47" meta:word-count="141" meta:character-count="786" meta:non-whitespace-character-count="682"/>
    <meta:template xlink:type="simple" xlink:actuate="onRequest" xlink:title="Normal.dotm" xlink:href=""/>
  </office:meta>
</office:document-meta>
</file>